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aea79f" draw:fill-image-width="0cm" draw:fill-image-height="0cm"/>
    </style:style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7.5cm" svg:height="1.991cm" draw:transform="rotate (0.785398163397448) translate (5.362cm 15.498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" draw:text-style-name="P1" draw:layer="layout" svg:width="7.584cm" svg:height="1.9cm" draw:transform="rotate (2.35619449019234) translate (14.694cm 16.908cm)">
          <text:p/>
          <draw:enhanced-geometry svg:viewBox="0 0 21600 21600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10:47:32.692741031</dc:date>
    <meta:editing-duration>PT8H30M14S</meta:editing-duration>
    <meta:editing-cycles>7</meta:editing-cycles>
    <meta:generator>LibreOffice/4.2.8.2$Linux_x86 LibreOffice_project/420m0$Build-2</meta:generator>
    <meta:document-statistic meta:object-count="2"/>
  </office:meta>
</office:document-meta>
</file>